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none" fo:border-right="none" fo:border-top="none" fo:border-bottom="0.05pt solid #000000"/>
    </style:style>
    <style:style style:name="Tableau8.D2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Frame_20_contents">
      <style:paragraph-properties fo:margin-left="0cm" fo:margin-right="0cm" fo:text-indent="0cm" style:auto-text-indent="false"/>
    </style:style>
    <style:style style:name="P6" style:family="paragraph" style:parent-style-name="Text_20_body">
      <style:paragraph-properties fo:margin-left="0cm" fo:margin-right="0cm" fo:text-align="start" style:justify-single-word="false" fo:text-indent="0cm" style:auto-text-indent="false" fo:break-before="pag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Times New Roman"/>
    </style:style>
    <style:style style:name="P9" style:family="paragraph" style:parent-style-name="Text_20_body">
      <style:paragraph-properties fo:text-align="justify" style:justify-single-word="false"/>
      <style:text-properties style:font-name="Times New Roman"/>
    </style:style>
    <style:style style:name="P10" style:family="paragraph" style:parent-style-name="Text_20_body">
      <style:paragraph-properties fo:text-align="center" style:justify-single-word="false"/>
      <style:text-properties fo:font-style="italic" style:font-style-asian="italic" style:font-style-complex="italic"/>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Heading">
      <style:paragraph-properties fo:text-align="center" style:justify-single-word="false"/>
    </style:style>
    <style:style style:name="P14" style:family="paragraph" style:parent-style-name="code-imformatique">
      <style:paragraph-properties fo:margin-left="0cm" fo:margin-right="0.101cm" fo:text-indent="0cm" style:auto-text-indent="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margin-left="0cm" fo:margin-right="0cm" fo:text-indent="0cm" style:auto-text-indent="false"/>
    </style:style>
    <style:style style:name="P18" style:family="paragraph" style:parent-style-name="Text_20_body" style:list-style-name="L1"/>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2">
      <style:paragraph-properties fo:margin-left="0cm" fo:margin-right="0cm" fo:text-indent="0cm" style:auto-text-indent="false"/>
    </style:style>
    <style:style style:name="P29" style:family="paragraph" style:parent-style-name="Text_20_body">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style:style>
    <style:style style:name="P30" style:family="paragraph" style:parent-style-name="Heading_20_1">
      <style:paragraph-properties fo:break-before="page"/>
    </style:style>
    <style:style style:name="P31" style:family="paragraph">
      <style:paragraph-properties fo:text-align="center"/>
    </style:style>
    <style:style style:name="T1" style:family="text">
      <style:text-properties style:font-name="Times New Roman1" fo:font-weight="normal" style:font-weight-asian="normal" style:font-weight-complex="normal"/>
    </style:style>
    <style:style style:name="T2" style:family="text">
      <style:text-properties style:font-name="Times New Roman1" style:font-weight-complex="normal"/>
    </style:style>
    <style:style style:name="T3" style:family="text">
      <style:text-properties style:font-name="Times New Roman1" style:font-name-asian="Times New Roman1" style:font-name-complex="Times New Roman1" style:font-weight-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style:font-name-asian="WenQuanYi Zen Hei" style:font-name-complex="Lohit Hindi"/>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font-weight-complex="normal"/>
    </style:style>
    <style:style style:name="T10" style:family="text">
      <style:text-properties style:font-name-asian="Times New Roman1" style:font-name-complex="Times New Roman1"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1"/>
    </style:style>
    <style:style style:name="T15" style:family="text">
      <style:text-properties style:font-name="Times New Roman1" style:font-name-asian="Times New Roman1" style:font-name-complex="Times New Roman1"/>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penBarter</text:p>
      <text:p text:style-name="P7"/>
      <text:p text:style-name="P9">openBarter implements a barter market place organized as a <text:span text:style-name="T13">central limit order book</text:span><text:span text:style-name="T11"> allowing exchange between two or more partners in a single transaction</text:span>. It is a matching engine accepting exchange orders of owners, and providing movements changing ownership of values according to orders and market rules. It is an extension of postgreSQL.</text:p>
      <text:p text:style-name="P9"><draw:frame draw:style-name="fr1" draw:name="Cadre1" text:anchor-type="paragraph" svg:x="3.829cm" svg:y="0.37cm" svg:width="9.315cm" draw:z-index="0"><draw:text-box fo:min-height="4.625cm"><text:p text:style-name="Frame_20_contents"><draw:rect text:anchor-type="paragraph" draw:z-index="2" draw:style-name="gr2" draw:text-style-name="P31" svg:width="2.885cm" svg:height="3.731cm" svg:x="2.732cm" svg:y="0.423cm"><text:p text:style-name="P31">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9"/>
      <text:p text:style-name="P9"/>
      <text:p text:style-name="P9"/>
      <text:p text:style-name="P9"/>
      <text:p text:style-name="P9"/>
      <text:p text:style-name="P9"/>
      <text:h text:style-name="Heading_20_1" text:outline-level="1">The market rules</text:h>
      <text:p text:style-name="Text_20_body">An order is expressed by the owner as:</text:p>
      <text:p text:style-name="P10">I want to provide a value in exchange of an other value</text:p>
      <text:p text:style-name="P12">By value, we mean a couple (quality,quantity) where quality is a name and quantity is an integer.</text:p>
      <text:p text:style-name="P11">The quantity of the value provided is owned by the author of the order, and the quantity of the value required is the minimum expected in exchange. The quality provided must be different from the quality required. </text:p>
      <text:p text:style-name="P11">Two orders are related when the quality provided by the first equals the one required by the other. <text:s/>When related orders define a single cycle, these orders are matched, producing an agreement <text:s/>in a single transaction recorded as a set of movements. Such cycles can contain more than two orders.</text:p>
      <text:p text:style-name="P11">Exchange agreements are formed when for each order the ratio (quantity provided/quantity required) produced by the agreement is smaller or equal to that defined by the order. Even if the quantity provided or required by the agreement is not that of the order, this limit ratio insure that <text:s/>with respect to the quantity provided the minimum required quantity required is received.</text:p>
      <text:p text:style-name="P11">When several exchange comply with this constraint, the best (minimum ratio quantity provided/quantity required) is chosen for the final agreement.</text:p>
      <text:p text:style-name="Text_20_body">Due to the number of possible combinations, two limits have been set:</text:p>
      <text:list xml:id="list138489585" text:style-name="L1">
        <text:list-item>
          <text:p text:style-name="P18">the maximum number of partners of an agreement is MAXCYCLE (&lt;8).</text:p>
        </text:list-item>
        <text:list-item>
          <text:p text:style-name="P19">the number of agreements on which the competition is performed is limited to MAXORDERFETCH (by default 10 000). </text:p>
        </text:list-item>
      </text:list>
      <text:p text:style-name="P11">Among all possible agreements defined by the first limit, the second limit explores agreements having the smallest number of partners.</text:p>
      <text:p text:style-name="P11">Even with these limits, openBarter remains far more efficient than what could be done by hand without any computational assistance. </text:p>
      <text:p text:style-name="P11"><text:soft-page-break/></text:p>
      <text:h text:style-name="Heading_20_1" text:outline-level="1"><text:bookmark-start text:name="__RefNumPara__1194_1299730079"/>The model<text:bookmark-end text:name="__RefNumPara__1194_1299730079"/></text:h>
      <text:p text:style-name="P11"><text:span text:style-name="Strong_20_Emphasis"><text:span text:style-name="T8">Let </text:span></text:span><text:span text:style-name="Strong_20_Emphasis">ω</text:span><text:span text:style-name="Strong_20_Emphasis"><text:span text:style-name="T8"> be the a ratio (</text:span></text:span>quantity provided/quantity required) <text:span text:style-name="Strong_20_Emphasis"><text:span text:style-name="T8">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8"><text:s/></text:span></text:span></text:p>
      <text:p text:style-name="P11"><text:span text:style-name="Strong_20_Emphasis"><text:span text:style-name="T8">For a cycle of orders, let be <text:s/></text:span></text:span><text:span text:style-name="variable_5f_math"><text:span text:style-name="T9">Ω</text:span></text:span><text:span text:style-name="Strong_20_Emphasis"><text:span text:style-name="T5"> </text:span></text:span><text:span text:style-name="Strong_20_Emphasis"><text:span text:style-name="T8">the product of their </text:span></text:span><text:span text:style-name="Strong_20_Emphasis">ω</text:span><text:span text:style-name="Strong_20_Emphasis"><text:span text:style-name="T8">. This product is non dimensional. </text:span></text:span></text:p>
      <text:p text:style-name="P11"><text:span text:style-name="Strong_20_Emphasis"><text:span text:style-name="T8">When </text:span></text:span><text:span text:style-name="variable_5f_math"><text:span text:style-name="T9">Ω</text:span></text:span><text:span text:style-name="Strong_20_Emphasis"><text:span text:style-name="T8"> equals to </text:span></text:span><text:span text:style-name="variable_5f_math"><text:span text:style-name="T9">1</text:span></text:span><text:span text:style-name="Strong_20_Emphasis"><text:span text:style-name="T8">, an agreement can be formed where each partner provides some value to an other. </text:span></text:span></text:p>
      <text:p text:style-name="P11"><text:span text:style-name="Strong_20_Emphasis"><text:span text:style-name="T8">When </text:span></text:span><text:span text:style-name="variable_5f_math"><text:span text:style-name="T9">Ω</text:span></text:span><text:span text:style-name="variable_5f_math"><text:span text:style-name="T10">≠</text:span></text:span><text:span text:style-name="variable_5f_math"><text:span text:style-name="T9">1</text:span></text:span><text:span text:style-name="Strong_20_Emphasis"><text:span text:style-name="T8">, </text:span></text:span><text:span text:style-name="variable_5f_math"><text:span text:style-name="T2">ω</text:span></text:span><text:span text:style-name="Strong_20_Emphasis"><text:span text:style-name="T8"> are divided by the geometric mean of </text:span></text:span><text:span text:style-name="variable_5f_math"><text:span text:style-name="T2">ω</text:span></text:span><text:span text:style-name="variable_5f_math"><text:span text:style-name="T9"> </text:span></text:span><text:span text:style-name="Strong_20_Emphasis"><text:span text:style-name="T8">of the cycle. This division converts </text:span></text:span><text:span text:style-name="variable_5f_math"><text:span text:style-name="T2">ω</text:span></text:span><text:span text:style-name="Strong_20_Emphasis"><text:span text:style-name="T8"> to </text:span></text:span><text:span text:style-name="variable_5f_math"><text:span text:style-name="T2">ω' </text:span></text:span><text:span text:style-name="Strong_20_Emphasis"><text:span text:style-name="T8">in such a way that the product of </text:span></text:span><text:span text:style-name="variable_5f_math"><text:span text:style-name="T2">ω'</text:span></text:span><text:span text:style-name="Strong_20_Emphasis"><text:span text:style-name="T8"> equals to </text:span></text:span><text:span text:style-name="variable_5f_math"><text:span text:style-name="T9">1</text:span></text:span><text:span text:style-name="Strong_20_Emphasis"><text:span text:style-name="T8"> . This adjustment is a bartering. It is fair when all partners are distinct. When it is not the case</text:span></text:span><text:span text:style-name="Strong_20_Emphasis"><text:span text:style-name="T1">, the fairness is maintained by sharing</text:span></text:span><text:span text:style-name="Strong_20_Emphasis"><text:span text:style-name="T5"> it first between partners, then for each partner between it's orders. </text:span></text:span></text:p>
      <text:p text:style-name="P11"><text:span text:style-name="T9">To satisfy the minimum quantity required by the order, we must have </text:span><text:span text:style-name="Strong_20_Emphasis"><text:span text:style-name="T8"><text:s/></text:span></text:span><text:span text:style-name="variable_5f_math"><text:span text:style-name="T2">ω</text:span></text:span><text:span text:style-name="Strong_20_Emphasis"><text:span text:style-name="T1">&gt;</text:span></text:span><text:span text:style-name="variable_5f_math"><text:span text:style-name="T9">ω'</text:span></text:span><text:span text:style-name="T2">, that is</text:span><text:span text:style-name="T8"> <text:s/></text:span><text:span text:style-name="variable_5f_math"><text:span text:style-name="T9">Ω</text:span></text:span><text:span text:style-name="variable_5f_math"><text:span text:style-name="T10">&gt;</text:span></text:span><text:span text:style-name="variable_5f_math"><text:span text:style-name="T9">1</text:span></text:span><text:span text:style-name="T9">. Otherwise, the cycle is ignored.</text:span></text:p>
      <text:p text:style-name="P11"><text:span text:style-name="T9">When an order forms several cycles, a competition is performed between them by choosing the one having the maximum </text:span><text:span text:style-name="variable_5f_math"><text:span text:style-name="T9">Ω</text:span></text:span><text:span text:style-name="Strong_20_Emphasis"><text:span text:style-name="T8">. This rule applied to cycles formed by two orders is equivalent to the best price rule of a regular market.</text:span></text:span></text:p>
      <text:p text:style-name="P8"/>
      <text:p text:style-name="P2"/>
      <text:h text:style-name="P30" text:outline-level="1">Implementation</text:h>
      <text:p text:style-name="P1">The market is seen as a directed graph where orders define nodes, and relations between orders define arrows. This graph is used to transform orders into agreements when cycles appear on this graph. This can occur each time an order is added. A competition also occurs between possible cycles when more than one cycles is found. Quantities corresponding to an agreement reduce quantities provided by orders, and produce movements between owners. </text:p>
      <text:p text:style-name="P1">The transformation of orders into movement does not create or delete any quality units.</text:p>
      <text:p text:style-name="P1">The main time consuming primitives of the server are: </text:p>
      <text:list xml:id="list318667353" text:style-name="L2">
        <text:list-item>
          <text:p text:style-name="P20">make a quote, </text:p>
        </text:list-item>
        <text:list-item>
          <text:p text:style-name="P20">make an order. </text:p>
          <text:p text:style-name="P28">Stored procedures act on a model representing qualities, owners, orders and movements. </text:p>
        </text:list-item>
      </text:list>
      <text:h text:style-name="Heading_20_2" text:outline-level="2">Database model</text:h>
      <text:p text:style-name="Text_20_body">The database model is described by src/sql/model.sql. It consists in related tables, stored procedures and a special type <text:span text:style-name="Citation">yflow</text:span> representing a draft agreement defined to perform fast calculations in C language. </text:p>
      <text:h text:style-name="Heading_20_3" text:outline-level="3">Order book</text:h>
      <text:p text:style-name="Text_20_body">A table torder represents the order book. When an order is inserted in this table and a cycle is found with <text:s/><text:span text:style-name="variable_5f_math"><text:span text:style-name="T9">Ω</text:span></text:span><text:span text:style-name="variable_5f_math"><text:span text:style-name="T3">≥</text:span></text:span><text:span text:style-name="variable_5f_math"><text:span text:style-name="T9">1</text:span></text:span> movements are created are inserted in a table tmvt, decreasing the quantity provided by the order. </text:p>
      <text:p text:style-name="Text_20_body">An order is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1.171cm" svg:y="0.529cm" svg:width="17.094cm" draw:z-index="5"><draw:text-box fo:min-height="11.515cm"><text:p text:style-name="P5"><draw:g text:anchor-type="paragraph" draw:z-index="6" draw:style-name="gr5"><draw:custom-shape draw:style-name="gr6" svg:width="3.176cm" svg:height="1.138cm" svg:x="1.35cm" svg:y="3.258cm"><text:p text:style-name="P31">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31">OPENED</text:p><draw:enhanced-geometry svg:viewBox="0 0 21600 21600" draw:glue-points="10800 0 0 10800 10800 21600 21600 10800" draw:type="flowchart-process" draw:enhanced-path="M 0 0 L 21600 0 21600 21600 0 21600 0 0 Z N"/></draw:custom-shape><draw:line draw:style-name="gr7" draw:text-style-name="P31" svg:x1="2.965cm" svg:y1="4.396cm" svg:x2="2.965cm" svg:y2="5.216cm"><text:p/></draw:line><draw:custom-shape draw:style-name="gr6" svg:width="3.176cm" svg:height="1.138cm" svg:x="1.376cm" svg:y="7.174cm"><text:p text:style-name="P31">STOPPING</text:p><draw:enhanced-geometry svg:viewBox="0 0 21600 21600" draw:glue-points="10800 0 0 10800 10800 21600 21600 10800" draw:type="flowchart-process" draw:enhanced-path="M 0 0 L 21600 0 21600 21600 0 21600 0 0 Z N"/></draw:custom-shape><draw:line draw:style-name="gr7" draw:text-style-name="P31" svg:x1="2.965cm" svg:y1="6.354cm" svg:x2="2.965cm" svg:y2="7.174cm"><text:p/></draw:line><draw:custom-shape draw:style-name="gr6" svg:width="3.176cm" svg:height="1.138cm" svg:x="1.376cm" svg:y="9.132cm"><text:p text:style-name="P31">CLOSED</text:p><draw:enhanced-geometry svg:viewBox="0 0 21600 21600" draw:glue-points="10800 0 0 10800 10800 21600 21600 10800" draw:type="flowchart-process" draw:enhanced-path="M 0 0 L 21600 0 21600 21600 0 21600 0 0 Z N"/></draw:custom-shape><draw:line draw:style-name="gr7" draw:text-style-name="P31" svg:x1="2.99cm" svg:y1="2.438cm" svg:x2="2.99cm" svg:y2="3.258cm"><text:p/></draw:line><draw:line draw:style-name="gr7" draw:text-style-name="P31" svg:x1="2.99cm" svg:y1="8.315cm" svg:x2="2.99cm" svg:y2="9.135cm"><text:p/></draw:line><draw:line draw:style-name="gr8" draw:text-style-name="P31" svg:x1="2.99cm" svg:y1="10.271cm" svg:x2="2.99cm" svg:y2="10.8cm"><text:p/></draw:line><draw:line draw:style-name="gr8" draw:text-style-name="P31" svg:x1="2.99cm" svg:y1="10.799cm" svg:x2="0.741cm" svg:y2="10.799cm"><text:p/></draw:line><draw:line draw:style-name="gr8" draw:text-style-name="P31" svg:x1="0.741cm" svg:y1="10.799cm" svg:x2="0.741cm" svg:y2="2.438cm"><text:p/></draw:line><draw:line draw:style-name="gr8" draw:text-style-name="P31" svg:x1="0.741cm" svg:y1="2.438cm" svg:x2="2.99cm" svg:y2="2.438cm"><text:p/></draw:line></draw:g><draw:frame text:anchor-type="paragraph" draw:z-index="7" draw:style-name="gr9" draw:text-style-name="P31" svg:width="6.906cm" svg:height="0.976cm" svg:x="1.799cm" svg:y="10.269cm"><draw:text-box><text:p text:style-name="P31">Market session : n-&gt;n+1</text:p><text:p text:style-name="P31">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31">ADMIN TASKS</text:p></draw:text-box></draw:frame><draw:frame text:anchor-type="paragraph" draw:z-index="13" draw:style-name="gr11" svg:width="3.44cm" svg:height="0.772cm" svg:x="6.72cm" svg:y="0.635cm"><draw:text-box><text:p text:style-name="P31">SERVICE</text:p></draw:text-box></draw:frame><draw:frame text:anchor-type="paragraph" draw:z-index="14" draw:style-name="gr11" svg:width="3.44cm" svg:height="0.772cm" svg:x="1.164cm" svg:y="0.714cm"><draw:text-box><text:p text:style-name="P31">MARKET PHASE</text:p></draw:text-box></draw:frame><draw:line text:anchor-type="paragraph" draw:z-index="15" draw:style-name="gr12" draw:text-style-name="P31" svg:x1="0.688cm" svg:y1="1.538cm" svg:x2="15.663cm" svg:y2="1.538cm"><text:p/></draw:line></text:p></draw:text-box></draw:frame><text:soft-page-break/></text:p>
      <text:p text:style-name="P1">A client can use the market during the OPENED phase. Clients must remove all remaining movements at the STOPPING phase. The CLOSED phase can start at this condition. At the transition CLOSED-&gt;STARTING tables are renumbered and market session incremented. Accounting and technical administration tasks such as cold backup or closing balance sheet settlement can be performed during the CLOSED state because the database represents the final and stable state of the ending market session. After this event VACUUM of tables must be performed to optimize the database before <text:s/>a new cycle. The market session is defined by an integer incremented at each cycle.</text:p>
      <text:p text:style-name="P1">The state of the market and starting time are given by:</text:p>
      <text:p text:style-name="code-imformatique"><text:s/>SELECT * from vmarket;</text:p>
      <text:p text:style-name="P1">The transition between phases is reached: </text:p>
      <text:p text:style-name="code-imformatique"><text:s/>SELECT fchangestatemarket(true);</text:p>
      <text:p text:style-name="P1">The history of states is given by the view vmarket:</text:p>
      <text:p text:style-name="code-imformatique">SELECT * from vmarkethistory;</text:p>
      <text:p text:style-name="P1">The command:</text:p>
      <text:p text:style-name="code-imformatique">SELECT fchangestatemarket(false);</text:p>
      <text:p text:style-name="P1">Gives informations on the feasability of transition to the next state.</text:p>
      <text:h text:style-name="Heading_20_3" text:outline-level="3">Users </text:h>
      <text:p text:style-name="P1">PostgreSQL implements an extensive set of security mechanisms including authentication and <text:s text:c="3"/>access rules. openBarter uses those mechanisms to allow write access to objects only through predefined functions. A single user “admin” is allowed to perform administration tasks. A role “client” groups the rest of the database users. Clients can get a quote and set an order only during <text:soft-page-break/>the OPENED phase. They can remove movements and orders only during OPENED and STOPPING phase.</text:p>
      <text:p text:style-name="P1">The role <text:span text:style-name="Citation">client_opened_role</text:span> is granted to the <text:span text:style-name="Citation">client</text:span> role only at the OPENED phase, while the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admin and clients. This super user must be used only for this purpose.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5">Table <text:s text:c="2"/></text:p>
          </table:table-cell>
          <table:table-cell table:style-name="Tableau9.B1" office:value-type="string">
            <text:p text:style-name="P15"><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4">value provided, value required and owner</text:span></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4"/>
      <text:h text:style-name="Heading_20_4" text:outline-level="4">Owner </text:h>
      <text:p text:style-name="P1">Owners are owners of values provided by orders and the authors of orders, while user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 on a constant CHECK_QUALITY_OWNERSHIP in the table <text:span text:style-name="Citation">tconst</text:span>.</text:p>
      <text:p text:style-name="P1">When <text:s/>CHECK_QUALITY_OWNERSHIP=0 (not set), the name of the quality can be any string.</text:p>
      <text:p text:style-name="P1">Otherwise, it's form is <text:span text:style-name="Citation">&lt;client_name&gt;/&lt;quality_name&gt;</text:span>. Then, the quality belongs to a single client whose name is <text:span text:style-name="Citation">client_name</text:span>. The following rules are implemented:</text:p>
      <text:list xml:id="list458453403" text:style-name="L3">
        <text:list-item>
          <text:p text:style-name="P21">The quality provided by an order must belong to the client that insert it.</text:p>
        </text:list-item>
        <text:list-item>
          <text:p text:style-name="P21">A client can only remove movements whose quality belongs to him.</text:p>
        </text:list-item>
      </text:list>
      <text:p text:style-name="P1"><text:soft-page-break/>A value belongs to an owner while a quality belongs to a client when CHECK_QUALITY_OWNERSHIP is set.</text:p>
      <text:p text:style-name="P1">A quality is inserted into <text:span text:style-name="Citation">tquality</text:span> the first time an order use it in a market session.</text:p>
      <text:h text:style-name="Heading_20_4" text:outline-level="4">Movement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Order </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8</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
          </table:table-cell>
          <table:table-cell table:style-name="Tableau2.A2" office:value-type="string">
            <text:p text:style-name="P1"/>
          </table:table-cell>
          <table:table-cell table:style-name="Tableau2.C2" office:value-type="string">
            <text:p text:style-name="P1"/>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t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quired while (np,qtt_prov) is the value provided by the quote.</text:p>
      <text:p text:style-name="P1">The type <text:span text:style-name="Citation">yflow</text:span> represents an agreement.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yflow. <text:s/></text:p>
      <text:h text:style-name="Heading_20_3" text:outline-level="3"><text:soft-page-break/><text:s/>Order rejection</text:h>
      <text:p text:style-name="P1">Orders that are frequently included in refused cycles tend to slow the performance of matchings. The order rejection mechanism removes these orders from the order book. It is implemented in such a way that rare couples (quality provided,quality required) are also rarely removed. More precisely let (np,nr) be the quality provided and required by an order. It implements the following algorithm:</text:p>
      <text:p text:style-name="P1">1 - When a movement nr<text:span text:style-name="T15">→</text:span>np is created, a counter Q(np,nr) <text:s/>is incremented</text:p>
      <text:p text:style-name="P1"><text:tab/>Q(np,nr).cnt +=1, </text:p>
      <text:p text:style-name="P1"><text:tab/>this counter is stored in the table <text:span text:style-name="Citation">treltried</text:span></text:p>
      <text:p text:style-name="P1">2- When an order nr→np is created, the counter Q(np,nr) is recorded at position P</text:p>
      <text:p text:style-name="P1"><text:tab/><text:span text:style-name="Citation">torder[.].start</text:span> = P </text:p>
      <text:p text:style-name="P1">3- orders are removed from the order book when their <text:span text:style-name="Citation">torder[.].start</text:span> is such as P+tconst.MAXTRY &lt; Q, </text:p>
      <text:p text:style-name="P1">This mechanism is enabled when tconst.MAXTRY !=0</text:p>
      <text:h text:style-name="Heading_20_3" text:outline-level="3"><text:s/>Quotas</text:h>
      <text:p text:style-name="P1">For long primitives (<text:span text:style-name="Citation">finsertorder,fgetquote,fgetprequote,fexecquote</text:span>), the time spent to execute them is cumulated for that user. When the time spent reaches a limit defined by the field <text:span text:style-name="Citation">tuser.quota</text:span>, these functions become forbidden for this user.</text:p>
      <text:p text:style-name="P1">The time spent is cleared when the market session is opened. </text:p>
      <text:p text:style-name="P1">The quota allocated to a user can be disabled by setting the quota of the user <text:s/>to 0. When set to a non null integer, it limits the total number of microseconds allocated to this user. It can be done globally or individually for each user.</text:p>
      <text:h text:style-name="Heading_20_2" text:outline-level="2">Application programming interface</text:h>
      <text:p text:style-name="P1">The <text:span text:style-name="Citation">client</text:span> role acts through stored procedures that are integrated in the read-commited transactions that is the default mode of transactions of postgreSQL. </text:p>
      <text:p text:style-name="P1">The following list presents functions and views.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5">Function and views</text:p>
          </table:table-cell>
          <table:table-cell table:style-name="Tableau8.B1" office:value-type="string">
            <text:p text:style-name="P15">action</text:p>
          </table:table-cell>
          <table:table-cell table:style-name="Tableau8.B1" office:value-type="string">
            <text:p text:style-name="P15">Market phase</text:p>
          </table:table-cell>
          <table:table-cell table:style-name="Tableau8.D1" office:value-type="string">
            <text:p text:style-name="P15">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ext:soft-page-break/>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pending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history</text:p>
          </table:table-cell>
          <table:table-cell table:style-name="Tableau8.B2" office:value-type="string">
            <text:p text:style-name="Table_20_Contents">Market history</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2" office:value-type="string">
            <text:p text:style-name="Table_20_Contents"/>
          </table:table-cell>
          <table:table-cell table:style-name="Tableau8.B22" office:value-type="string">
            <text:p text:style-name="Table_20_Contents"/>
          </table:table-cell>
          <table:table-cell table:style-name="Tableau8.B22" office:value-type="string">
            <text:p text:style-name="Table_20_Contents"/>
          </table:table-cell>
          <table:table-cell table:style-name="Tableau8.D22" office:value-type="string">
            <text:p text:style-name="Table_20_Contents"/>
          </table:table-cell>
        </table:table-row>
      </table:table>
      <text:p text:style-name="P1"/>
      <text:p text:style-name="P29"/>
      <text:p text:style-name="P6">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6">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finsertorder </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1179487613" text:style-name="L4">
        <text:list-item>
          <text:p text:style-name="P22"><text:span text:style-name="variable_5f_math">_qttprovided</text:span> &gt; 0</text:p>
        </text:list-item>
        <text:list-item>
          <text:p text:style-name="P22"><text:span text:style-name="variable_5f_math">_qttrequired</text:span> &gt; 0</text:p>
        </text:list-item>
      </text:list>
      <text:p text:style-name="P1">the function inserts an order made by _owner providing the value (_qttprovided,_qualityprovided) in exchange of a value having the _qualityrequired and for a minimum quantity of _qttrequired.</text:p>
      <text:p text:style-name="P1">Possible cycles are found and converted in movements. The remaining quantity provided that is not used by theses agreements is inserted in the order book.</text:p>
      <text:p text:style-name="P1">The <text:s/>record returned is a <text:span text:style-name="Citation">tquote</text:span> representing details of agreements produced (see §<text:bookmark-ref text:reference-format="chapter" text:ref-name="__RefNumPara__1378_1906562030">3.1.4.5</text:bookmark-ref> ). For each agreement the ratio between provided and received quantities comply with minimum quantities required with respect to quantity provided. It also true for the author of the order, when quantities of these agreements are cumulated. </text:p>
      <text:h text:style-name="Heading_20_3" text:outline-level="3">fgetquote </text:h>
      <text:p text:style-name="code-imformatique">SELECT fgetquote(_owner text,_qualityprovided text,_qttprovided int8,_qttrequired int8,_qualityrequired text); </text:p>
      <text:p text:style-name="P1">conditions :</text:p>
      <text:list xml:id="list1175093339" text:style-name="L5">
        <text:list-item>
          <text:p text:style-name="P23"><text:span text:style-name="variable_5f_math">_quantityprovided</text:span> &gt;0, </text:p>
        </text:list-item>
        <text:list-item>
          <text:p text:style-name="P26">_quantityrequired <text:span text:style-name="T12">&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4"/>
      <text:h text:style-name="Heading_20_3" text:outline-level="3"><text:soft-page-break/>fexecquote </text:h>
      <text:p text:style-name="code-imformatique">SELECT fexecquote(_owner text,_id int); </text:p>
      <text:p text:style-name="P1">conditions :</text:p>
      <text:list xml:id="list1538590283" text:continue-numbering="true" text:style-name="L5">
        <text:list-item>
          <text:p text:style-name="P23"><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quote </text:span>.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280449607" text:continue-numbering="true" text:style-name="L5">
        <text:list-item>
          <text:p text:style-name="P23"><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2</text:bookmark-ref>).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4">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4">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text:soft-page-break/>fremoveorder </text:h>
      <text:p text:style-name="code-imformatique">SELECT fremoveorder(_uuid text) </text:p>
      <text:p text:style-name="P1"/>
      <text:p text:style-name="P1">conditions:</text:p>
      <text:list xml:id="list157439556" text:style-name="L6">
        <text:list-item>
          <text:p text:style-name="P24">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agreement(_grp int)</text:p>
      <text:p text:style-name="P1">conditions :</text:p>
      <text:list xml:id="list151202738" text:style-name="L7">
        <text:list-item>
          <text:p text:style-name="P25">an agreement <text:span text:style-name="variable_5f_math">_grp</text:span> exists</text:p>
        </text:list-item>
      </text:list>
      <text:p text:style-name="P1">The function is called by a client when all movements of the exchange are red from the table of movements. It moves movements of this exchange belonging to this client to the table <text:span text:style-name="variable_5f_math">tmvtremoved</text:span>.<text:span text:style-name="T7"> <text:s/>The function returns an integer tha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text:soft-page-break/>vorder </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4">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When the quantity left in order is 0, the order is appears in this view. When the order is removed by a client, it also appears here with a qtt &gt;0.</text:p>
      <text:p text:style-name="P4"/>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ext:soft-page-break/>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experimented on linux 32 bits and 64 bits architecture.</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i sql/model.sql</text:p>
      <text:p text:style-name="Text_20_body">The model does not depend of any schema, and creates roles if <text:s/>they do not <text:s/>exist yet, and modify them otherwise.</text:p>
      <text:p text:style-name="Text_20_body">To start operation, just connect to the database as admin, and create some clients with the function like this:</text:p>
      <text:p text:style-name="code-imformatique"><text:soft-page-break/>&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tab/>ob_fget_omegas(np,nr) provides the list of all prices found, even those not requested. [Olivier Chaussavoine]</text:p>
      <text:p text:style-name="petit-titre">0.3.0</text:p>
      <text:p text:style-name="P1"><text:tab/>Complete redesign. <text:s/>[Olivier Chaussavoine].</text:p>
      <text:p text:style-name="petit-titre">0.4.0</text:p>
      <text:p text:style-name="P1"><text:tab/>quote and prequote added. <text:s/>[Olivier Chaussavoine].</text:p>
      <text:p text:style-name="P1"><text:tab/>Order rejection mechanism added [Olivier Chaussavoine].</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8-05T20:03:00</dc:date>
    <dc:creator>Olivier Chaussavoine</dc:creator>
    <meta:editing-duration>P4DT2H22M45S</meta:editing-duration>
    <meta:editing-cycles>102</meta:editing-cycles>
    <meta:generator>LibreOffice/3.5$Linux_x86 LibreOffice_project/350m1$Build-2</meta:generator>
    <meta:document-statistic meta:table-count="8" meta:image-count="0" meta:object-count="0" meta:page-count="14" meta:paragraph-count="451" meta:word-count="3256" meta:character-count="19899" meta:non-whitespace-character-count="17194"/>
  </office:meta>
</office:document-meta>
</file>